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0.03274in, 0in, 0in, 0.18567in)"/>
    </style:style>
    <style:style style:family="graphic" style:name="a0" style:parent-style-name="Graphics">
      <style:graphic-properties fo:border="0.01042in none" fo:background-color="transparent" fo:clip="rect(0in, 0in, 0in, 0.43839in)"/>
    </style:style>
    <style:style style:family="graphic" style:name="a7" style:parent-style-name="Graphics">
      <style:graphic-properties fo:border="0.01042in none" fo:background-color="transparent" fo:clip="rect(0.04945in, 0in, 0in, 0.31632in)"/>
    </style:style>
    <style:style style:family="graphic" style:name="a1" style:parent-style-name="Graphics">
      <style:graphic-properties fo:border="0.01042in none" fo:background-color="transparent" fo:clip="rect(0in, 0in, 0in, 0.16371in)"/>
    </style:style>
    <style:style style:family="graphic" style:name="a2" style:parent-style-name="Graphics">
      <style:graphic-properties fo:border="0.01042in none" fo:background-color="transparent" fo:clip="rect(0in, 0in, 0in, 0.18545in)"/>
    </style:style>
    <style:style style:family="graphic" style:name="a3" style:parent-style-name="Graphics">
      <style:graphic-properties fo:border="0.01042in none" fo:background-color="transparent" fo:clip="rect(0.11364in, 0.06177in, 0.09582in, 0.18166in)"/>
    </style:style>
    <style:style style:family="graphic" style:name="a4" style:parent-style-name="Graphics">
      <style:graphic-properties fo:border="0.01042in none" fo:background-color="transparent" fo:clip="rect(0.24596in, 0in, 0.28341in, 0.41785in)" style:mirror="horizontal"/>
    </style:style>
    <style:style style:family="graphic" style:name="a5" style:parent-style-name="Graphics">
      <style:graphic-properties fo:border="0.01042in none" fo:background-color="transparent" fo:clip="rect(0.11308in, 0in, 0in, 0.15657in)" style:mirror="horizontal"/>
    </style:style>
  </office:automatic-styles>
  <office:body>
    <office:text text:use-soft-page-breaks="true">
      <text:p text:style-name="P1"><draw:frame draw:style-name="a0" draw:name="Image 1" text:anchor-type="as-char" svg:x="0in" svg:y="0in" svg:width="0.73051in" svg:height="0.73791in" style:rel-width="scale" style:rel-height="scale"><draw:image xlink:href="media/image1.png" xlink:type="simple" xlink:show="embed" xlink:actuate="onLoad"/><svg:title/><svg:desc>Une image contenant Visage humain, habits, personne, miroir

Description générée automatiquement</svg:desc></draw:frame><text:s text:c="2"/><draw:frame draw:style-name="a1" draw:name="Image 1" text:anchor-type="as-char" svg:x="0in" svg:y="0in" svg:width="0.73458in" svg:height="0.74909in" style:rel-width="scale" style:rel-height="scale"><draw:image xlink:href="media/image2.png" xlink:type="simple" xlink:show="embed" xlink:actuate="onLoad"/><svg:title/><svg:desc>Une image contenant Visage humain, sourire, habits, personne

Description générée automatiquement</svg:desc></draw:frame><text:s text:c="2"/><draw:frame draw:style-name="a2" draw:name="Image 1" text:anchor-type="as-char" svg:x="0in" svg:y="0in" svg:width="0.68509in" svg:height="0.69305in" style:rel-width="scale" style:rel-height="scale"><draw:image xlink:href="media/image3.png" xlink:type="simple" xlink:show="embed" xlink:actuate="onLoad"/><svg:title/><svg:desc>Une image contenant Visage humain, verres, Menton, Front

Description générée automatiquement</svg:desc></draw:frame><text:s text:c="2"/></text:p>
      <text:p text:style-name="Normal"><draw:frame draw:style-name="a3" draw:name="Image 1" text:anchor-type="as-char" svg:x="0in" svg:y="0in" svg:width="0.63582in" svg:height="0.63945in" style:rel-width="scale" style:rel-height="scale"><draw:image xlink:href="media/image4.png" xlink:type="simple" xlink:show="embed" xlink:actuate="onLoad"/><svg:title/><svg:desc>Une image contenant Visage humain, personne, sourire, dame

Description générée automatiquement</svg:desc></draw:frame><text:s/><draw:frame draw:style-name="a4" draw:name="Image 1" text:anchor-type="as-char" svg:x="0in" svg:y="0in" svg:width="0.58071in" svg:height="0.58934in" style:rel-width="scale" style:rel-height="scale"><draw:image xlink:href="media/image5.png" xlink:type="simple" xlink:show="embed" xlink:actuate="onLoad"/><svg:title/><svg:desc>Une image contenant Visage humain, capture d’écran, Menton, cou

Description générée automatiquement</svg:desc></draw:frame><text:s text:c="2"/><draw:frame draw:style-name="a5" draw:name="Image 1" text:anchor-type="as-char" svg:x="0in" svg:y="0in" svg:width="0.66228in" svg:height="0.65604in" style:rel-width="scale" style:rel-height="scale"><draw:image xlink:href="media/image6.png" xlink:type="simple" xlink:show="embed" xlink:actuate="onLoad"/><svg:title/><svg:desc>Une image contenant Visage humain, sourire, habits, personne

Description générée automatiquement</svg:desc></draw:frame><text:s text:c="2"/><draw:frame draw:style-name="a6" draw:name="Image 1" text:anchor-type="as-char" svg:x="0in" svg:y="0in" svg:width="0.72372in" svg:height="0.72741in" style:rel-width="scale" style:rel-height="scale"><draw:image xlink:href="media/image7.png" xlink:type="simple" xlink:show="embed" xlink:actuate="onLoad"/><svg:title/><svg:desc>Une image contenant Visage humain, sourire, personne, habits

Description générée automatiquement</svg:desc></draw:frame></text:p>
      <text:p text:style-name="Normal"><draw:frame draw:style-name="a7" draw:name="Image 1" text:anchor-type="as-char" svg:x="0in" svg:y="0in" svg:width="0.68648in" svg:height="0.68124in" style:rel-width="scale" style:rel-height="scale"><draw:image xlink:href="media/image8.png" xlink:type="simple" xlink:show="embed" xlink:actuate="onLoad"/><svg:title/><svg:desc>Une image contenant Visage humain, homme, sourire, habits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oé Leteurtre</meta:initial-creator>
    <dc:creator>Noé Leteurtre</dc:creator>
    <meta:creation-date>2024-12-12T13:29:00Z</meta:creation-date>
    <dc:date>2024-12-12T14:13:00Z</dc:date>
    <meta:template xlink:href="Normal.dotm" xlink:type="simple"/>
    <meta:editing-cycles>1</meta:editing-cycles>
    <meta:editing-duration>PT2640S</meta:editing-duration>
    <meta:document-statistic meta:page-count="1" meta:paragraph-count="1" meta:word-count="3" meta:character-count="21" meta:row-count="1" meta:non-whitespace-character-count="19"/>
  </office:meta>
</office:document-meta>
</file>